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8.468cm"/>
    </style:style>
    <style:style style:name="co4" style:family="table-column">
      <style:table-column-properties fo:break-before="auto" style:column-width="28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6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ffbf00" fo:border="0.99pt solid #000000"/>
    </style:style>
    <style:style style:name="ce8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fo:background-color="#81d41a" fo:border="0.99pt solid #000000"/>
    </style:style>
    <style:style style:name="ce20" style:family="table-cell" style:parent-style-name="Default">
      <style:table-cell-properties fo:background-color="#81d41a" style:text-align-source="fix" style:repeat-content="false" fo:border="0.99pt solid #000000"/>
      <style:paragraph-properties fo:text-align="start" fo:margin-left="0cm"/>
    </style:style>
    <style:style style:name="T1" style:family="text">
      <style:text-properties fo:color="#000000" style:font-name="MS Gothic" fo:font-size="9.5pt" style:font-name-asian="MS Gothic" style:font-name-complex="MS Gothic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>
            <text:p>クラス名</text:p>
          </table:table-cell>
          <table:table-cell office:value-type="string" calcext:value-type="string">
            <text:p>関数名</text:p>
          </table:table-cell>
          <table:table-cell table:style-name="ce8" office:value-type="string" calcext:value-type="string">
            <text:p>概要</text:p>
          </table:table-cell>
        </table:table-row>
        <table:table-row table:style-name="ro1">
          <table:table-cell/>
          <table:table-cell table:style-name="ce3" office:value-type="string" calcext:value-type="string">
            <text:p>DiploidCircleV2</text:p>
          </table:table-cell>
          <table:table-cell office:value-type="string" calcext:value-type="string">
            <text:p>Init(VECTOR pos, float radi, unsigned int color)</text:p>
          </table:table-cell>
          <table:table-cell office:value-type="string" calcext:value-type="string">
            <text:p>DiploidCircleを初期化します。posには描画したい位置、radiには円の半径、colorには色を指定します。posにはVGet()関数を使用します。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a(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aw(bool draw)</text:p>
          </table:table-cell>
          <table:table-cell office:value-type="string" calcext:value-type="string">
            <text:p>円を描画します。drawにfalseを入れると円の描画がされません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Name(string new_name)</text:p>
          </table:table-cell>
          <table:table-cell office:value-type="string" calcext:value-type="string">
            <text:p>新しくオブジェクトの名前を設定します。new_nameにはstring型で文字列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Color(unsingned int new_color)</text:p>
          </table:table-cell>
          <table:table-cell office:value-type="string" calcext:value-type="string">
            <text:p>新しく色を設定します。new_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Position(VECTOR new_pos)</text:p>
          </table:table-cell>
          <table:table-cell office:value-type="string" calcext:value-type="string">
            <text:p>新しく位置を設定します。new_posにはVGet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Radius(float new_radius)</text:p>
          </table:table-cell>
          <table:table-cell office:value-type="string" calcext:value-type="string">
            <text:p>新しく円の半径を設定します。new_radiusにはfloat型で数値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Fill(bool new_fill)</text:p>
          </table:table-cell>
          <table:table-cell office:value-type="string" calcext:value-type="string">
            <text:p>新しく塗りつぶしの設定をします。new_fillにはbool型で値を入力します。tureで塗りつぶ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hickness(float new_thickness)</text:p>
          </table:table-cell>
          <table:table-cell office:value-type="string" calcext:value-type="string">
            <text:p>新しく線の太さを設定します。new_thicknessにはfloat型で数値を入力します。1.0fがデフォルト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ObjectNumber(int new_number)</text:p>
          </table:table-cell>
          <table:table-cell table:style-name="ce20" office:value-type="string" calcext:value-type="string">
            <text:p>新しいオブジェクト番号を設定します。new_numberにはint型で数値を入力します。0以上の数値が望ましい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HitFlag(bool new_hit_flag)</text:p>
          </table:table-cell>
          <table:table-cell office:value-type="string" calcext:value-type="string">
            <text:p>新しいヒットフラグを設定します。new_hit_flagにはbool型で値を入力します。trueでヒット状態を表し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GetName()</text:p>
          </table:table-cell>
          <table:table-cell office:value-type="string" calcext:value-type="string">
            <text:p>現在のオブジェクトの名前を取得します。戻り値はstring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Position()</text:p>
          </table:table-cell>
          <table:table-cell office:value-type="string" calcext:value-type="string">
            <text:p>現在のオブジェクトの位置を取得します。戻り値はVECTOR型です。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GetRadius()</text:p>
          </table:table-cell>
          <table:table-cell office:value-type="string" calcext:value-type="string">
            <text:p>現在のオブジェクトの円の半径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Color()</text:p>
          </table:table-cell>
          <table:table-cell office:value-type="string" calcext:value-type="string">
            <text:p>現在のオブジェクトの色を取得します。戻り値は<text:span text:style-name="T1">unsigned int型です。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Fill()</text:p>
          </table:table-cell>
          <table:table-cell office:value-type="string" calcext:value-type="string">
            <text:p>現在の塗りつぶし設定を取得します。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Thickness()</text:p>
          </table:table-cell>
          <table:table-cell office:value-type="string" calcext:value-type="string">
            <text:p>現在の線の太さの設定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HitFlag()</text:p>
          </table:table-cell>
          <table:table-cell office:value-type="string" calcext:value-type="string">
            <text:p>現在のオブジェクトのヒットフラグを取得します、戻り値はbool型です。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GetObjectNumber()</text:p>
          </table:table-cell>
          <table:table-cell office:value-type="string" calcext:value-type="string">
            <text:p>現在のオブジェクトの番号を取得します。戻り値はint型で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00/00/00</text:date>, <text:time style:data-style-name="N2" text:time-value="02:52:36.79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23:16:56.791000000</meta:creation-date>
    <dc:date>2020-02-01T04:19:06.617000000</dc:date>
    <meta:editing-duration>PT1H25M25S</meta:editing-duration>
    <meta:editing-cycles>18</meta:editing-cycles>
    <meta:generator>LibreOffice/6.4.0.3$Windows_X86_64 LibreOffice_project/b0a288ab3d2d4774cb44b62f04d5d28733ac6df8</meta:generator>
    <meta:document-statistic meta:table-count="1" meta:cell-count="41" meta:object-count="0"/>
  </office:meta>
</office:document-meta>
</file>